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Заглавие" style:family="table">
      <style:table-properties style:width="6.316in" fo:margin-left="-0.0604in" table:align="left"/>
    </style:style>
    <style:style style:name="Заглавие.A" style:family="table-column">
      <style:table-column-properties style:column-width="1.184in"/>
    </style:style>
    <style:style style:name="Заглавие.B" style:family="table-column">
      <style:table-column-properties style:column-width="4.1285in"/>
    </style:style>
    <style:style style:name="Заглавие.C" style:family="table-column">
      <style:table-column-properties style:column-width="1.0035in"/>
    </style:style>
    <style:style style:name="Заглавие.1" style:family="table-row">
      <style:table-row-properties style:min-row-height="1.184in"/>
    </style:style>
    <style:style style:name="Заглавие.A1" style:family="table-cell">
      <style:table-cell-properties style:vertical-align="middle"/>
    </style:style>
    <style:style style:name="P1" style:family="paragraph" style:parent-style-name="Footer">
      <style:paragraph-properties fo:text-align="end" style:justify-single-word="false"/>
    </style:style>
    <style:style style:name="P2" style:family="paragraph" style:parent-style-name="Standard">
      <style:paragraph-properties fo:margin-top="0.05in" fo:margin-bottom="0.05in" loext:contextual-spacing="false" fo:text-align="center" style:justify-single-word="false"/>
      <style:text-properties style:font-name="Times New Roman2" fo:font-size="16pt" fo:font-weight="bold" officeooo:paragraph-rsid="001a40e9" style:font-size-asian="14pt" style:font-weight-asian="bold" style:font-size-complex="16pt" style:font-weight-complex="bold"/>
    </style:style>
    <style:style style:name="P3" style:family="paragraph" style:parent-style-name="Standard">
      <style:paragraph-properties fo:margin-top="0.05in" fo:margin-bottom="0.05in" loext:contextual-spacing="false" fo:text-align="end"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4" style:family="paragraph" style:parent-style-name="Standard">
      <style:paragraph-properties fo:margin-top="0.05in" fo:margin-bottom="0.05in" loext:contextual-spacing="false" fo:text-align="center"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5"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6pt" style:font-weight-asian="normal" style:font-size-complex="16pt" style:font-weight-complex="normal"/>
    </style:style>
    <style:style style:name="P6"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7" style:family="paragraph" style:parent-style-name="Standard">
      <style:paragraph-properties fo:margin-top="0.05in" fo:margin-bottom="0.05in" loext:contextual-spacing="false" fo:text-align="start"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8"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9"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0"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a40e9" style:font-size-asian="10.5pt" style:font-weight-asian="normal" style:font-size-complex="12pt" style:font-weight-complex="normal"/>
    </style:style>
    <style:style style:name="P11"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e57cd" style:font-size-asian="10.5pt" style:font-weight-asian="normal" style:font-size-complex="12pt" style:font-weight-complex="normal"/>
    </style:style>
    <style:style style:name="P12" style:family="paragraph" style:parent-style-name="Standard">
      <style:paragraph-properties fo:margin-top="0.05in" fo:margin-bottom="0.05in" loext:contextual-spacing="false" fo:text-align="center" style:justify-single-word="false"/>
      <style:text-properties style:font-name="Times New Roman2" fo:font-size="32pt" fo:font-weight="bold" officeooo:paragraph-rsid="001e57cd" style:font-size-asian="32pt" style:font-weight-asian="bold" style:font-size-complex="32pt" style:font-weight-complex="normal"/>
    </style:style>
    <style:style style:name="P13" style:family="paragraph" style:parent-style-name="Standard">
      <style:paragraph-properties fo:margin-top="0.05in" fo:margin-bottom="0.05in" loext:contextual-spacing="false" fo:text-align="center" style:justify-single-word="false"/>
      <style:text-properties style:font-name="Times New Roman2" fo:font-size="24pt" fo:font-weight="normal" officeooo:rsid="001e57cd" officeooo:paragraph-rsid="001e57cd" style:font-size-asian="24pt" style:font-weight-asian="normal" style:font-size-complex="24pt" style:font-weight-complex="normal"/>
    </style:style>
    <style:style style:name="P14" style:family="paragraph" style:parent-style-name="Standard">
      <style:paragraph-properties fo:margin-top="0.05in" fo:margin-bottom="0.05in" loext:contextual-spacing="false" fo:text-align="start" style:justify-single-word="false"/>
      <style:text-properties style:font-name="Times New Roman2" fo:font-size="14pt" fo:font-weight="normal" officeooo:rsid="001e57cd" officeooo:paragraph-rsid="001e57cd" style:font-size-asian="14pt" style:font-weight-asian="normal" style:font-size-complex="14pt" style:font-weight-complex="normal"/>
    </style:style>
    <style:style style:name="P15" style:family="paragraph" style:parent-style-name="Table_20_Contents">
      <style:paragraph-properties fo:margin-top="0.1in" fo:margin-bottom="0.1in" loext:contextual-spacing="false" fo:text-align="center" style:justify-single-word="false" fo:background-color="transparent" style:shadow="none">
        <style:background-image/>
      </style:paragraph-properties>
    </style:style>
    <style:style style:name="P16"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weight="bold" officeooo:rsid="001a9d23" officeooo:paragraph-rsid="001a9d23" style:font-size-asian="14pt" style:font-weight-asian="bold" style:font-size-complex="14pt" style:font-weight-complex="bold"/>
    </style:style>
    <style:style style:name="P17"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officeooo:rsid="001a9d23" officeooo:paragraph-rsid="001a9d23" style:font-size-asian="14pt" style:font-size-complex="14pt"/>
    </style:style>
    <style:style style:name="P18"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style="italic" officeooo:rsid="001a9d23" officeooo:paragraph-rsid="001a9d23" style:font-size-asian="14pt" style:font-style-asian="italic" style:font-size-complex="14pt" style:font-style-complex="italic"/>
    </style:style>
    <style:style style:name="P19" style:family="paragraph" style:parent-style-name="AsenHeading2">
      <style:text-properties officeooo:paragraph-rsid="00459f4f"/>
    </style:style>
    <style:style style:name="P20" style:family="paragraph" style:parent-style-name="AsenHeading2">
      <style:text-properties officeooo:paragraph-rsid="004b3f46"/>
    </style:style>
    <style:style style:name="P21" style:family="paragraph" style:parent-style-name="AsenHeading2">
      <style:text-properties officeooo:paragraph-rsid="005138bf"/>
    </style:style>
    <style:style style:name="P22" style:family="paragraph" style:parent-style-name="AsenHeading2">
      <style:text-properties officeooo:paragraph-rsid="0059838c"/>
    </style:style>
    <style:style style:name="P23" style:family="paragraph" style:parent-style-name="AsenHeading2">
      <style:text-properties officeooo:paragraph-rsid="005e2092"/>
    </style:style>
    <style:style style:name="P24" style:family="paragraph" style:parent-style-name="AsenHeading1">
      <style:text-properties officeooo:paragraph-rsid="00530e06"/>
    </style:style>
    <style:style style:name="P25" style:family="paragraph" style:parent-style-name="AsenHeading1">
      <style:text-properties officeooo:paragraph-rsid="0057f548"/>
    </style:style>
    <style:style style:name="P26" style:family="paragraph" style:parent-style-name="AsenHeading1">
      <style:paragraph-properties fo:break-before="page"/>
    </style:style>
    <style:style style:name="P27" style:family="paragraph" style:parent-style-name="AsenParagraphStyle">
      <style:text-properties officeooo:rsid="00429e6d" officeooo:paragraph-rsid="00429e6d"/>
    </style:style>
    <style:style style:name="P28" style:family="paragraph" style:parent-style-name="AsenParagraphStyle">
      <style:text-properties officeooo:rsid="00429e6d" officeooo:paragraph-rsid="004bb903"/>
    </style:style>
    <style:style style:name="P29" style:family="paragraph" style:parent-style-name="AsenParagraphStyle">
      <style:text-properties officeooo:paragraph-rsid="00459f4f"/>
    </style:style>
    <style:style style:name="P30" style:family="paragraph" style:parent-style-name="AsenParagraphStyle">
      <style:text-properties officeooo:rsid="0056c085" officeooo:paragraph-rsid="0056c085"/>
    </style:style>
    <style:style style:name="P31" style:family="paragraph" style:parent-style-name="AsenParagraphStyle">
      <style:text-properties officeooo:rsid="0056c085" officeooo:paragraph-rsid="005e2092"/>
    </style:style>
    <style:style style:name="P32" style:family="paragraph" style:parent-style-name="AsenParagraphStyle">
      <style:text-properties officeooo:rsid="0056d938" officeooo:paragraph-rsid="0056d938"/>
    </style:style>
    <style:style style:name="P33" style:family="paragraph" style:parent-style-name="AsenParagraphStyle">
      <style:text-properties officeooo:paragraph-rsid="005138bf"/>
    </style:style>
    <style:style style:name="P34" style:family="paragraph" style:parent-style-name="AsenParagraphStyle">
      <style:text-properties officeooo:rsid="005bc799" officeooo:paragraph-rsid="005bc799"/>
    </style:style>
    <style:style style:name="P35" style:family="paragraph" style:parent-style-name="AsenParagraphStyle">
      <style:text-properties officeooo:rsid="005bc799" officeooo:paragraph-rsid="0056d938"/>
    </style:style>
    <style:style style:name="P36" style:family="paragraph" style:parent-style-name="AsenParagraphStyle">
      <style:text-properties officeooo:rsid="005bc799" officeooo:paragraph-rsid="005e36e9"/>
    </style:style>
    <style:style style:name="P37" style:family="paragraph" style:parent-style-name="AsenParagraphStyle">
      <style:text-properties officeooo:rsid="0065135c" officeooo:paragraph-rsid="0065135c"/>
    </style:style>
    <style:style style:name="P38" style:family="paragraph" style:parent-style-name="AsenParagraphStyle">
      <style:text-properties officeooo:rsid="0065135c" officeooo:paragraph-rsid="0066dacc"/>
    </style:style>
    <style:style style:name="P39" style:family="paragraph" style:parent-style-name="AsenParagraphStyle">
      <style:text-properties officeooo:rsid="0065135c" officeooo:paragraph-rsid="0069a897"/>
    </style:style>
    <style:style style:name="P40" style:family="paragraph" style:parent-style-name="AsenParagraphStyle">
      <style:text-properties officeooo:paragraph-rsid="0065135c"/>
    </style:style>
    <style:style style:name="P41" style:family="paragraph" style:parent-style-name="AsenParagraphStyle">
      <style:text-properties officeooo:rsid="00738b55" officeooo:paragraph-rsid="0074e8d1"/>
    </style:style>
    <style:style style:name="P42" style:family="paragraph" style:parent-style-name="AsenParagraphStyle">
      <style:text-properties officeooo:rsid="0074e8d1" officeooo:paragraph-rsid="0074e8d1"/>
    </style:style>
    <style:style style:name="P43" style:family="paragraph" style:parent-style-name="AsenParagraphStyle">
      <style:text-properties officeooo:rsid="0074e8d1" officeooo:paragraph-rsid="007fc7be"/>
    </style:style>
    <style:style style:name="P44" style:family="paragraph" style:parent-style-name="AsenParagraphStyle">
      <style:text-properties officeooo:rsid="0076f27e" officeooo:paragraph-rsid="0076f27e"/>
    </style:style>
    <style:style style:name="P45" style:family="paragraph" style:parent-style-name="AsenParagraphStyle">
      <style:text-properties fo:font-style="italic" fo:font-weight="bold" officeooo:rsid="0080b09b" officeooo:paragraph-rsid="0080b09b" style:font-style-asian="italic" style:font-weight-asian="bold" style:font-style-complex="italic" style:font-weight-complex="bold"/>
    </style:style>
    <style:style style:name="P46" style:family="paragraph" style:parent-style-name="AsenParagraphStyle">
      <style:text-properties officeooo:rsid="00786e4d" officeooo:paragraph-rsid="00786e4d"/>
    </style:style>
    <style:style style:name="P47" style:family="paragraph" style:parent-style-name="AsenParagraphStyle">
      <style:text-properties fo:font-style="normal" fo:font-weight="normal" officeooo:rsid="00786e4d" officeooo:paragraph-rsid="007fc7be" style:font-style-asian="normal" style:font-weight-asian="normal" style:font-style-complex="normal" style:font-weight-complex="normal"/>
    </style:style>
    <style:style style:name="P48" style:family="paragraph" style:parent-style-name="AsenParagraphStyle">
      <style:text-properties officeooo:rsid="0080b09b" officeooo:paragraph-rsid="0081a4ca"/>
    </style:style>
    <style:style style:name="P49" style:family="paragraph" style:parent-style-name="AsenParagraphStyle" style:master-page-name="">
      <style:paragraph-properties style:page-number="auto"/>
      <style:text-properties officeooo:rsid="00429e6d" officeooo:paragraph-rsid="00429e6d"/>
    </style:style>
    <style:style style:name="P50" style:family="paragraph" style:parent-style-name="AsenParagraphStyle" style:master-page-name="">
      <style:paragraph-properties fo:margin-left="0.1866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5135c" officeooo:paragraph-rsid="0065135c"/>
    </style:style>
    <style:style style:name="P51" style:family="paragraph" style:parent-style-name="AsenParagraphStyle">
      <style:paragraph-properties fo:margin-left="0.1866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5135c" officeooo:paragraph-rsid="007872b1"/>
    </style:style>
    <style:style style:name="P52" style:family="paragraph" style:parent-style-name="AsenParagraphStyle" style:master-page-name="">
      <style:paragraph-properties fo:margin-left="0.25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46033" officeooo:paragraph-rsid="00646033"/>
    </style:style>
    <style:style style:name="P53" style:family="paragraph" style:parent-style-name="AsenParagraphStyle">
      <style:paragraph-properties fo:margin-left="0.25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46033" officeooo:paragraph-rsid="00646033"/>
    </style:style>
    <style:style style:name="P54" style:family="paragraph" style:parent-style-name="AsenContents2">
      <style:paragraph-properties>
        <style:tab-stops>
          <style:tab-stop style:position="5.5701in" style:type="right" style:leader-style="dotted" style:leader-text="."/>
        </style:tab-stops>
      </style:paragraph-properties>
    </style:style>
    <style:style style:name="P55" style:family="paragraph" style:parent-style-name="AsenContents1">
      <style:paragraph-properties>
        <style:tab-stops>
          <style:tab-stop style:position="5.7201in" style:type="right" style:leader-style="dotted" style:leader-text="."/>
        </style:tab-stops>
      </style:paragraph-properties>
    </style:style>
    <style:style style:name="P56"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57" style:family="paragraph" style:parent-style-name="AsenParagraphStyle" style:list-style-name="L1">
      <style:text-properties officeooo:rsid="0056c085" officeooo:paragraph-rsid="0056c085"/>
    </style:style>
    <style:style style:name="P58" style:family="paragraph" style:parent-style-name="AsenParagraphStyle" style:list-style-name="L1">
      <style:text-properties officeooo:rsid="005bce75" officeooo:paragraph-rsid="005bce75"/>
    </style:style>
    <style:style style:name="P59" style:family="paragraph" style:parent-style-name="AsenParagraphStyle" style:list-style-name="L2">
      <style:text-properties officeooo:rsid="0074e8d1" officeooo:paragraph-rsid="0074e8d1"/>
    </style:style>
    <style:style style:name="P60" style:family="paragraph" style:parent-style-name="AsenParagraphStyle" style:list-style-name="L3"/>
    <style:style style:name="P61" style:family="paragraph" style:parent-style-name="AsenParagraphStyle" style:list-style-name="L4">
      <style:text-properties officeooo:paragraph-rsid="00646033"/>
    </style:style>
    <style:style style:name="P62" style:family="paragraph" style:parent-style-name="AsenParagraphStyle" style:list-style-name="L5">
      <style:text-properties officeooo:paragraph-rsid="0065135c"/>
    </style:style>
    <style:style style:name="P63" style:family="paragraph" style:parent-style-name="AsenParagraphStyle">
      <style:text-properties fo:font-weight="normal" officeooo:rsid="007fc7be" officeooo:paragraph-rsid="0082fb9a" style:font-weight-asian="normal" style:font-weight-complex="normal"/>
    </style:style>
    <style:style style:name="P64" style:family="paragraph" style:parent-style-name="AsenHeading1">
      <style:text-properties officeooo:paragraph-rsid="00344f1f"/>
    </style:style>
    <style:style style:name="T1" style:family="text">
      <style:text-properties fo:font-weight="bold" style:font-weight-asian="bold" style:font-weight-complex="bold"/>
    </style:style>
    <style:style style:name="T2" style:family="text">
      <style:text-properties fo:font-weight="bold" officeooo:rsid="00646033" style:font-weight-asian="bold" style:font-weight-complex="bold"/>
    </style:style>
    <style:style style:name="T3" style:family="text">
      <style:text-properties fo:font-weight="bold" officeooo:rsid="0065135c" style:font-weight-asian="bold" style:font-weight-complex="bold"/>
    </style:style>
    <style:style style:name="T4" style:family="text">
      <style:text-properties fo:font-weight="bold" officeooo:rsid="007fc7be" style:font-weight-asian="bold" style:font-weight-complex="bold"/>
    </style:style>
    <style:style style:name="T5" style:family="text">
      <style:text-properties officeooo:rsid="005bce75"/>
    </style:style>
    <style:style style:name="T6" style:family="text">
      <style:text-properties officeooo:rsid="005ce97c"/>
    </style:style>
    <style:style style:name="T7" style:family="text">
      <style:text-properties officeooo:rsid="005d198c"/>
    </style:style>
    <style:style style:name="T8" style:family="text">
      <style:text-properties officeooo:rsid="00627744"/>
    </style:style>
    <style:style style:name="T9" style:family="text">
      <style:text-properties officeooo:rsid="0062f76b"/>
    </style:style>
    <style:style style:name="T10" style:family="text">
      <style:text-properties officeooo:rsid="00636027"/>
    </style:style>
    <style:style style:name="T11" style:family="text">
      <style:text-properties officeooo:rsid="00644c1f"/>
    </style:style>
    <style:style style:name="T12" style:family="text">
      <style:text-properties officeooo:rsid="0066dacc"/>
    </style:style>
    <style:style style:name="T13" style:family="text">
      <style:text-properties officeooo:rsid="0071442f"/>
    </style:style>
    <style:style style:name="T14" style:family="text">
      <style:text-properties officeooo:rsid="0074e8d1"/>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65135c"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76b598" style:font-style-asian="normal" style:font-weight-asian="normal" style:font-style-complex="normal" style:font-weight-complex="normal"/>
    </style:style>
    <style:style style:name="T21" style:family="text">
      <style:text-properties fo:font-style="normal" fo:font-weight="normal" officeooo:rsid="00786e4d" style:font-style-asian="normal" style:font-weight-asian="normal" style:font-style-complex="normal" style:font-weight-complex="normal"/>
    </style:style>
    <style:style style:name="T22" style:family="text">
      <style:text-properties fo:font-style="normal" fo:font-weight="normal" officeooo:rsid="0082fb9a" style:font-style-asian="normal" style:font-weight-asian="normal" style:font-style-complex="normal" style:font-weight-complex="normal"/>
    </style:style>
    <style:style style:name="T23" style:family="text">
      <style:text-properties fo:font-style="normal" fo:font-weight="normal" officeooo:rsid="0084d34c" style:font-style-asian="normal" style:font-weight-asian="normal" style:font-style-complex="normal" style:font-weight-complex="normal"/>
    </style:style>
    <style:style style:name="T24" style:family="text">
      <style:text-properties fo:font-style="normal" fo:font-weight="normal" officeooo:rsid="0087a485" style:font-style-asian="normal" style:font-weight-asian="normal" style:font-style-complex="normal" style:font-weight-complex="normal"/>
    </style:style>
    <style:style style:name="T25" style:family="text">
      <style:text-properties fo:font-style="normal" fo:font-weight="normal" officeooo:rsid="008952c9" style:font-style-asian="normal" style:font-weight-asian="normal" style:font-style-complex="normal" style:font-weight-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officeooo:rsid="0082fb9a" style:font-style-asian="normal" style:font-style-complex="normal"/>
    </style:style>
    <style:style style:name="T28" style:family="text">
      <style:text-properties fo:font-style="normal" officeooo:rsid="0084d34c" style:font-style-asian="normal" style:font-style-complex="normal"/>
    </style:style>
    <style:style style:name="T29" style:family="text">
      <style:text-properties fo:font-style="normal" officeooo:rsid="0087a485" style:font-style-asian="normal" style:font-style-complex="normal"/>
    </style:style>
    <style:style style:name="T30" style:family="text">
      <style:text-properties officeooo:rsid="0076b598"/>
    </style:style>
    <style:style style:name="T31" style:family="text">
      <style:text-properties officeooo:rsid="007872b1"/>
    </style:style>
    <style:style style:name="T32" style:family="text">
      <style:text-properties officeooo:rsid="007e29b8"/>
    </style:style>
    <style:style style:name="T33" style:family="text">
      <style:text-properties officeooo:rsid="007f23dd"/>
    </style:style>
    <style:style style:name="T34" style:family="text">
      <style:text-properties officeooo:rsid="0081a4ca"/>
    </style:style>
    <style:style style:name="T35" style:family="text">
      <style:text-properties officeooo:rsid="0082fb9a"/>
    </style:style>
    <style:style style:name="fr1" style:family="graphic" style:parent-style-name="OLE">
      <style:graphic-properties fo:margin-left="0in" fo:margin-right="0in" style:vertical-pos="top" style:vertical-rel="baseline" fo:padding="0.0008in" fo:border="none" draw:ole-draw-aspect="1" draw:visible-area-width="2.1843in" draw:visible-area-height="2.6941in"/>
    </style:style>
    <style:style style:name="fr2" style:family="graphic" style:parent-style-name="OLE">
      <style:graphic-properties fo:margin-left="0in" fo:margin-right="0in" style:vertical-pos="top" style:vertical-rel="baseline" fo:padding="0.0008in" fo:border="none" draw:ole-draw-aspect="1" draw:visible-area-width="0.8224in" draw:visible-area-height="0.739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Заглавие" table:style-name="Заглавие">
        <table:table-column table:style-name="Заглавие.A"/>
        <table:table-column table:style-name="Заглавие.B"/>
        <table:table-column table:style-name="Заглавие.C"/>
        <table:table-row table:style-name="Заглавие.1">
          <table:table-cell table:style-name="Заглавие.A1" office:value-type="string">
            <text:p text:style-name="P15"><draw:frame draw:style-name="fr1" draw:name="Object1" text:anchor-type="as-char" svg:width="0.9146in" svg:height="1.1283in" draw:z-index="0"><draw:object-ole xlink:href="./Object 1" xlink:type="simple" xlink:show="embed" xlink:actuate="onLoad"/><draw:image xlink:href="./ObjectReplacements/Object 1" xlink:type="simple" xlink:show="embed" xlink:actuate="onLoad"/><svg:desc>OLE-object</svg:desc></draw:frame></text:p>
          </table:table-cell>
          <table:table-cell table:style-name="Заглавие.A1" office:value-type="string">
            <text:p text:style-name="P16">Софийски университет „Св. Кл. Охридски”</text:p>
            <text:p text:style-name="P17">Факултет по математика и информатика </text:p>
            <text:p text:style-name="P18">Катедра „Софтуерни технологии”</text:p>
          </table:table-cell>
          <table:table-cell table:style-name="Заглавие.A1" office:value-type="string">
            <text:p text:style-name="P15"><draw:frame draw:style-name="fr2" draw:name="Object2" text:anchor-type="as-char" svg:width="0.8327in" svg:height="0.8917in" draw:z-index="1"><draw:object-ole xlink:href="./Object 2" xlink:type="simple" xlink:show="embed" xlink:actuate="onLoad"/><draw:image xlink:href="./ObjectReplacements/Object 2" xlink:type="simple" xlink:show="embed" xlink:actuate="onLoad"/></draw:frame></text:p>
          </table:table-cell>
        </table:table-row>
      </table:table>
      <text:p text:style-name="P2"/>
      <text:p text:style-name="P2"/>
      <text:p text:style-name="P10"/>
      <text:p text:style-name="P12">ДИПЛОМНА РАБОТА</text:p>
      <text:p text:style-name="P11"/>
      <text:p text:style-name="P11"/>
      <text:p text:style-name="P5">на тема</text:p>
      <text:p text:style-name="P5"/>
      <text:p text:style-name="P13">„Система за синтез и визуализация на текст с разнообразен произход <text:s/>(Ultimate Speaker) „</text:p>
      <text:p text:style-name="P6"/>
      <text:p text:style-name="P6"/>
      <text:p text:style-name="P14">Дипломант: <text:span text:style-name="T1">Асен Георгиев Асенов</text:span></text:p>
      <text:p text:style-name="P14">Специалност: <text:span text:style-name="T1">Разпределени системи и мобилни технологии</text:span></text:p>
      <text:p text:style-name="P7">Факултетен номер: <text:span text:style-name="T1">М24072</text:span></text:p>
      <text:p text:style-name="P8"/>
      <text:p text:style-name="P8"/>
      <text:p text:style-name="P9">Научен ръководител:</text:p>
      <text:p text:style-name="P3">доц. д-р Милен Петров</text:p>
      <text:p text:style-name="P4"/>
      <text:p text:style-name="P56">София, 2015г.</text:p>
      <text:table-of-content text:style-name="Sect1" text:protected="true" text:name="Table of Contents1">
        <text:table-of-content-source text:outline-level="3" text:use-index-source-styles="true">
          <text:index-title-template text:style-name="AsenHeading">Съдържание</text:index-title-template>
          <text:table-of-content-entry-template text:outline-level="1" text:style-name="AsenContents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Asen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Asen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senHeading1"/>
          </text:index-source-styles>
          <text:index-source-styles text:outline-level="2">
            <text:index-source-style text:style-name="AsenHeading2"/>
          </text:index-source-styles>
          <text:index-source-styles text:outline-level="3">
            <text:index-source-style text:style-name="AsenHeading3"/>
          </text:index-source-styles>
        </text:table-of-content-source>
        <text:index-body>
          <text:index-title text:style-name="Sect1" text:name="Table of Contents1_Head">
            <text:p text:style-name="AsenHeading"><text:soft-page-break/>Съдържание</text:p>
          </text:index-title>
          <text:p text:style-name="P55"><text:a xlink:type="simple" xlink:href="#__RefHeading__3668_1271752083" text:style-name="Index_20_Link" text:visited-style-name="Index_20_Link">Глава 1. Увод (3-5стр.)<text:tab/>4</text:a></text:p>
          <text:p text:style-name="P54"><text:a xlink:type="simple" xlink:href="#__RefHeading__3670_1271752083" text:style-name="Index_20_Link" text:visited-style-name="Index_20_Link">1.1. Актуалност на проблема и мотивация (0,5-1стр.)<text:tab/>4</text:a></text:p>
          <text:p text:style-name="P54"><text:a xlink:type="simple" xlink:href="#__RefHeading__3782_1271752083" text:style-name="Index_20_Link" text:visited-style-name="Index_20_Link">1.2. Цел и задачи на дипломната работа (1-2стр.)<text:tab/>4</text:a></text:p>
          <text:p text:style-name="P54"><text:a xlink:type="simple" xlink:href="#__RefHeading__3784_1271752083" text:style-name="Index_20_Link" text:visited-style-name="Index_20_Link">1.3. Очаквани ползи от реализацията (1-2стр.)<text:tab/>5</text:a></text:p>
          <text:p text:style-name="P54"><text:a xlink:type="simple" xlink:href="#__RefHeading__3676_1271752083" text:style-name="Index_20_Link" text:visited-style-name="Index_20_Link">1.4. Структура на дипломната работа (0,5-1стр.)<text:tab/>5</text:a></text:p>
          <text:p text:style-name="P55"><text:a xlink:type="simple" xlink:href="#__RefHeading__3678_1271752083" text:style-name="Index_20_Link" text:visited-style-name="Index_20_Link">Глава 2. Преглед на предметната област (да се замени с конкретно заглавие според заданието) (10-15стр.)<text:tab/>6</text:a></text:p>
          <text:p text:style-name="P54"><text:a xlink:type="simple" xlink:href="#__RefHeading__3680_1271752083" text:style-name="Index_20_Link" text:visited-style-name="Index_20_Link">2.1. Основни дефиниции<text:tab/>6</text:a></text:p>
          <text:p text:style-name="P54"><text:a xlink:type="simple" xlink:href="#__RefHeading__3682_1271752083" text:style-name="Index_20_Link" text:visited-style-name="Index_20_Link">2.2. Подходи, методи (евентуално модели и стандарти) за решаване на проблемите<text:tab/>6</text:a></text:p>
          <text:p text:style-name="P54"><text:a xlink:type="simple" xlink:href="#__RefHeading__3684_1271752083" text:style-name="Index_20_Link" text:visited-style-name="Index_20_Link">2.3. Съществуващи решения (практически реализации)<text:tab/>6</text:a></text:p>
          <text:p text:style-name="P54"><text:a xlink:type="simple" xlink:href="#__RefHeading__3686_1271752083" text:style-name="Index_20_Link" text:visited-style-name="Index_20_Link">2.4. Избор на критерии за сравнение и сравнителен анализ на решения/методи/стандарти/...<text:tab/>6</text:a></text:p>
          <text:p text:style-name="P54"><text:a xlink:type="simple" xlink:href="#__RefHeading__3732_1271752083" text:style-name="Index_20_Link" text:visited-style-name="Index_20_Link">2.5. Изводи<text:tab/>6</text:a></text:p>
          <text:p text:style-name="P55"><text:a xlink:type="simple" xlink:href="#__RefHeading__3734_1271752083" text:style-name="Index_20_Link" text:visited-style-name="Index_20_Link">Глава 3. Използвани технологии, платформи и/или методологии (за практическото решаване на проблема) (10-15стр.)<text:tab/>6</text:a></text:p>
          <text:p text:style-name="P54"><text:a xlink:type="simple" xlink:href="#__RefHeading__3692_1271752083" text:style-name="Index_20_Link" text:visited-style-name="Index_20_Link">3.1. Изисквания към средствата (технологии, платформи и методологии)<text:tab/>6</text:a></text:p>
          <text:p text:style-name="P54"><text:a xlink:type="simple" xlink:href="#__RefHeading__3694_1271752083" text:style-name="Index_20_Link" text:visited-style-name="Index_20_Link">3.2. Видове средства (технологии, платформи и методологии) и начин и място за използването им – сравнителен анализ<text:tab/>6</text:a></text:p>
          <text:p text:style-name="P54"><text:a xlink:type="simple" xlink:href="#__RefHeading__3696_1271752083" text:style-name="Index_20_Link" text:visited-style-name="Index_20_Link">3.3. Избор на средствата (технологии, платформи и методологии)<text:tab/>8</text:a></text:p>
          <text:p text:style-name="P54"><text:a xlink:type="simple" xlink:href="#__RefHeading__3698_1271752083" text:style-name="Index_20_Link" text:visited-style-name="Index_20_Link">3.4. Изводи<text:tab/>8</text:a></text:p>
          <text:p text:style-name="P55"><text:a xlink:type="simple" xlink:href="#__RefHeading__3700_1271752083" text:style-name="Index_20_Link" text:visited-style-name="Index_20_Link">Глава 4. Анализ (10-15стр.)<text:tab/>8</text:a></text:p>
          <text:p text:style-name="P54"><text:a xlink:type="simple" xlink:href="#__RefHeading__3702_1271752083" text:style-name="Index_20_Link" text:visited-style-name="Index_20_Link">4.1. Концептуален модел<text:tab/>8</text:a></text:p>
          <text:p text:style-name="P54"><text:a xlink:type="simple" xlink:href="#__RefHeading__3704_1271752083" text:style-name="Index_20_Link" text:visited-style-name="Index_20_Link">4.2. Потребителски (функционални) изисквания (права, роли, статуси, диаграми, ...)<text:tab/>8</text:a></text:p>
          <text:p text:style-name="P54"><text:a xlink:type="simple" xlink:href="#__RefHeading__3706_1271752083" text:style-name="Index_20_Link" text:visited-style-name="Index_20_Link">4.3. Качествени (нефункционални) изисквания (като напр. преносимост, използваемост, скалируемост, поддръжка, ...)<text:tab/>8</text:a></text:p>
          <text:p text:style-name="P54"><text:a xlink:type="simple" xlink:href="#__RefHeading__3708_1271752083" text:style-name="Index_20_Link" text:visited-style-name="Index_20_Link">4.4. Работни (бизнес) процеси<text:tab/>8</text:a></text:p>
          <text:p text:style-name="P54"><text:a xlink:type="simple" xlink:href="#__RefHeading__3710_1271752083" text:style-name="Index_20_Link" text:visited-style-name="Index_20_Link">4.5. Изводи<text:tab/>8</text:a></text:p>
          <text:p text:style-name="P55"><text:a xlink:type="simple" xlink:href="#__RefHeading__3736_1271752083" text:style-name="Index_20_Link" text:visited-style-name="Index_20_Link">Глава 5. Проектиране (10-15стр.)<text:tab/>8</text:a></text:p>
          <text:p text:style-name="P54"><text:a xlink:type="simple" xlink:href="#__RefHeading__3738_1271752083" text:style-name="Index_20_Link" text:visited-style-name="Index_20_Link">5.1. Обща архитектура – напр. слоеве, модули, блокове, компоненти...<text:tab/>8</text:a></text:p>
          <text:p text:style-name="P54"><text:a xlink:type="simple" xlink:href="#__RefHeading__3740_1271752083" text:style-name="Index_20_Link" text:visited-style-name="Index_20_Link">5.2. Модел на данните (напр. база данни, файлова структура, ...)<text:tab/>8</text:a></text:p>
          <text:p text:style-name="P54"><text:a xlink:type="simple" xlink:href="#__RefHeading__3742_1271752083" text:style-name="Index_20_Link" text:visited-style-name="Index_20_Link">5.3. Диаграми (на структура и поведение - по слоеве и модули, с извадки от кода)<text:tab/>8</text:a></text:p>
          <text:p text:style-name="P54"><text:a xlink:type="simple" xlink:href="#__RefHeading__3744_1271752083" text:style-name="Index_20_Link" text:visited-style-name="Index_20_Link">5.4. Потребителски интерфейс (опционално)<text:tab/>8</text:a></text:p>
          <text:p text:style-name="P54"><text:a xlink:type="simple" xlink:href="#__RefHeading__3786_1271752083" text:style-name="Index_20_Link" text:visited-style-name="Index_20_Link">5.5. Ресурсни и спомагателни модули (опционално)<text:tab/>8</text:a></text:p>
          <text:p text:style-name="P55"><text:a xlink:type="simple" xlink:href="#__RefHeading__3788_1271752083" text:style-name="Index_20_Link" text:visited-style-name="Index_20_Link">Глава 6. Реализация, тестване/експерименти и (евентуално) внедряване (10-15стр.)<text:tab/>9</text:a></text:p>
          <text:p text:style-name="P54"><text:a xlink:type="simple" xlink:href="#__RefHeading__3790_1271752083" text:style-name="Index_20_Link" text:visited-style-name="Index_20_Link">6.1. Реализация на модулите<text:tab/>9</text:a></text:p>
          <text:p text:style-name="P54"><text:a xlink:type="simple" xlink:href="#__RefHeading__3792_1271752083" text:style-name="Index_20_Link" text:visited-style-name="Index_20_Link">6.2. Системна интеграция (опционално)<text:tab/>9</text:a></text:p>
          <text:p text:style-name="P54"><text:soft-page-break/><text:a xlink:type="simple" xlink:href="#__RefHeading__3794_1271752083" text:style-name="Index_20_Link" text:visited-style-name="Index_20_Link">6.3. Планиране на тестването - тестови сценарии, процедури, ...<text:tab/>9</text:a></text:p>
          <text:p text:style-name="P54"><text:a xlink:type="simple" xlink:href="#__RefHeading__3796_1271752083" text:style-name="Index_20_Link" text:visited-style-name="Index_20_Link">6.4. Модулно и системно тестване<text:tab/>9</text:a></text:p>
          <text:p text:style-name="P54"><text:a xlink:type="simple" xlink:href="#__RefHeading__3798_1271752083" text:style-name="Index_20_Link" text:visited-style-name="Index_20_Link">6.5. Анализ на резултатите от тестването и начин на отразяването им<text:tab/>9</text:a></text:p>
          <text:p text:style-name="P54"><text:a xlink:type="simple" xlink:href="#__RefHeading__3800_1271752083" text:style-name="Index_20_Link" text:visited-style-name="Index_20_Link">6.6. Експериментално внедряване (технологични изисквания, инсталиране, условия, използване, ...)<text:tab/>9</text:a></text:p>
          <text:p text:style-name="P55"><text:a xlink:type="simple" xlink:href="#__RefHeading__3802_1271752083" text:style-name="Index_20_Link" text:visited-style-name="Index_20_Link">Глава 7. Заключение (1-2стр.)<text:tab/>9</text:a></text:p>
          <text:p text:style-name="P54"><text:a xlink:type="simple" xlink:href="#__RefHeading__3804_1271752083" text:style-name="Index_20_Link" text:visited-style-name="Index_20_Link">7.1. Обобщение на изпълнението на началните цели<text:tab/>9</text:a></text:p>
          <text:p text:style-name="P54"><text:a xlink:type="simple" xlink:href="#__RefHeading__3806_1271752083" text:style-name="Index_20_Link" text:visited-style-name="Index_20_Link">7.2. Насоки за бъдещо развитие и усъвършенстване<text:tab/>9</text:a></text:p>
          <text:p text:style-name="P55"><text:a xlink:type="simple" xlink:href="#__RefHeading__3808_1271752083" text:style-name="Index_20_Link" text:visited-style-name="Index_20_Link">Използвана литература<text:tab/>9</text:a></text:p>
          <text:p text:style-name="P55"><text:a xlink:type="simple" xlink:href="#__RefHeading__3810_1271752083" text:style-name="Index_20_Link" text:visited-style-name="Index_20_Link">Приложения (опционално)<text:tab/>10</text:a></text:p>
          <text:p text:style-name="P54"><text:a xlink:type="simple" xlink:href="#__RefHeading__3812_1271752083" text:style-name="Index_20_Link" text:visited-style-name="Index_20_Link">Приложение 1: Терминологичен речник (опционално) (1-2стр.)<text:tab/>10</text:a></text:p>
          <text:p text:style-name="P54"><text:a xlink:type="simple" xlink:href="#__RefHeading__3814_1271752083" text:style-name="Index_20_Link" text:visited-style-name="Index_20_Link">Приложение 2, 3, ....:<text:tab/>10</text:a></text:p>
          <text:p text:style-name="P55"><text:a xlink:type="simple" xlink:href="#__RefHeading__3816_1271752083" text:style-name="Index_20_Link" text:visited-style-name="Index_20_Link">Изисквания за оформяне на дипломната работа:<text:tab/>10</text:a></text:p>
        </text:index-body>
      </text:table-of-content>
      <text:h text:style-name="P64" text:outline-level="1"/>
      <text:p text:style-name="P26"><text:bookmark-start text:name="__RefHeading__3668_1271752083"/>Глава 1. Увод (3-5стр.)<text:bookmark-end text:name="__RefHeading__3668_1271752083"/></text:p>
      <text:p text:style-name="P30">Дипломната работа има за цел разработването на WEB базирана система, предоставяща неограничени възможности на потребители<text:span text:style-name="T5">те</text:span>, желаещи да трансформират разнообразен набор от текстови файлове или презентации в аудио файлове или виртуални презентации <text:span text:style-name="T8">с вграден звук</text:span>. Основните функции на системата са:</text:p>
      <text:list xml:id="list1049395662994299351" text:style-name="L1">
        <text:list-item>
          <text:p text:style-name="P57"><text:span text:style-name="T5">Ч</text:span>етене на HTML, TXT, PDF, DOC файлове, генериране и възпроизвеждане на аудио файлове (MP3, WAV) от прочетеното.</text:p>
        </text:list-item>
        <text:list-item>
          <text:p text:style-name="P57">Разчитане на PPT файлове и визуализирането им в <text:span text:style-name="T5">Уеб</text:span> вариант с вграден прочит на <text:span text:style-name="T8">страниците</text:span>. </text:p>
        </text:list-item>
        <text:list-item>
          <text:p text:style-name="P57">Добавяне на коментари, рейтинги <text:span text:style-name="T9">и </text:span>бележки към конкретен прочит.</text:p>
        </text:list-item>
        <text:list-item>
          <text:p text:style-name="P58">Предоставяне на възможност за търсене <text:span text:style-name="T6">във файловете, който се намират в системата.</text:span></text:p>
        </text:list-item>
      </text:list>
      <text:p text:style-name="P30">Продукта ще бъде разширим, позволявайки обогатяване чрез добавянето на допълнителни файлови формати, гласове за четене, начини на визуализация, възможност за командване на системата чрез глас (SpeechToText), което на практика прави възможностите му неограничени. За реализиране на системата трябва да се използват технологии и езици за програмиране, които не са платформено зависими, като така ще се премахне ограничението да се използва само конкретна операционна система, което дава допълнителна свобода на потребителите. За съхранение на системни настройки, файлове<text:span text:style-name="T10">те</text:span> за прочит, генерираните аудио файлове <text:span text:style-name="T10">и</text:span> променените презентации ще се ползва база от данни. За визуализация на презентациите трябва да се обмисли използването на готово решение, което да позволява лесна интеграция и посредством което ще се улесни разработването на системата. За четене на различни видове текст ще се използва<text:span text:style-name="T7">т</text:span> готови синтезатори на глас, който трябва да са безплатни и да работят на всички операционни системи.</text:p>
      <text:p text:style-name="P23"><text:bookmark-start text:name="__RefHeading__3670_1271752083"/>1.1. Актуалност на проблема и мотивация (0,5-1стр.)<text:bookmark-end text:name="__RefHeading__3670_1271752083"/></text:p>
      <text:p text:style-name="P31">За момента съществуват няколко подобни продукта, предоставящи четене на pdf, doc, ppt. Но за всеки отделен формат трябва да инсталираме нов продукт, чуваме нови гласове, плащаме лицензи, което представлява затруднение за крайния потребител. Системата ще представлява цялостно безплатно решение, което обединява огромен набор от възможности, лесни за използване и поддръжка. <text:span text:style-name="T11">Липсата на популярен и лесен за използване продукт в тази сфера, който да предоставя възможност на потребителя да го доразвие и използва според потребностите си, ме мотивира да започна работа в тази насока.</text:span></text:p>
      <text:p text:style-name="P20"><text:bookmark-start text:name="__RefHeading__3782_1271752083"/>1.2. Цел и задачи на дипломната работа (1-2стр.)<text:bookmark-end text:name="__RefHeading__3782_1271752083"/></text:p>
      <text:p text:style-name="P32">Ultimate Speaker има за цел да предостави на потребителите лесен и удобен интерфейс. с който те да могат лесно да генерират прочит и визуализация на всевъзможни видове файлове. Системата може да се използва от потребители с <text:soft-page-break/>увреждания или просто от хора, който не могат да отделят много време за стоене пред компютъра. Запис от прочита може да бъде прослушван докато пътувате, работите, разхождате се в парка и всичко което ще ви е необходимо е обикновен MP3 плейър. Така ще се улесни възприемането му и ученето на лекции и материали ще се превърне в приятно занимание.</text:p>
      <text:p text:style-name="P36">За да се създаде описаната система е нужно да се изпълнят следните задачи:</text:p>
      <text:p text:style-name="P36">1. Избор на най-подходящ безплатен инструмент, позволяващ четене на текст (пр. Espeak)</text:p>
      <text:p text:style-name="P36">2. Подбор на подходящи инструменти за организиране и разработване на проекта – език за програмиране, среда за разработка, система за компилиране и пакетиране на готовия продукт, система за <text:span text:style-name="T32">съхранение на кода на приложението(source control)</text:span>, ОС за разработване. (пр. Eclipse, Ant, git, Java)</text:p>
      <text:p text:style-name="P36">3. Избор на допълнителни продукти, нужни за съхранение на данни, визуализация на системата и файловете (пр. MySQL, Apache HTTP Server).</text:p>
      <text:p text:style-name="P36">4. Изграждане на бизнес логиката на продукта и използване на софтуерни шаблони за програмиране с цел улесняване поддръжката и разширяването на системата.</text:p>
      <text:p text:style-name="P36">5. Избор и внедряване на инструменти за разчитане на текст от HTML, PDF, DOC и PPT <text:span text:style-name="T33">(пр. Apache Tika)</text:span>.</text:p>
      <text:p text:style-name="P36">6. Тестване на системата по време на разработка (Unit Testing)</text:p>
      <text:p text:style-name="P36">7. Подбор на готова система или изграждане на такава за визуализация на презентациите.</text:p>
      <text:p text:style-name="P36">8. Автоматизиране инсталирането и конфигурирането на системата и използваните допълнителни продукти (MySQL, Apache, Espeak)</text:p>
      <text:p text:style-name="P35">9. Тестване на разработеното приложение под различни операционни системи</text:p>
      <text:p text:style-name="P20"><text:bookmark-start text:name="__RefHeading__3784_1271752083"/>1.3. Очаквани ползи от реализацията (1-2стр.)<text:bookmark-end text:name="__RefHeading__3784_1271752083"/></text:p>
      <text:p text:style-name="AsenHeading2"><text:bookmark-start text:name="__RefHeading__3676_1271752083"/>1.4. Структура на дипломната работа (0,5-1стр.)<text:bookmark-end text:name="__RefHeading__3676_1271752083"/></text:p>
      <text:p text:style-name="P34"/>
      <text:p text:style-name="AsenHeading1"><text:bookmark-start text:name="__RefHeading__3678_1271752083"/><text:soft-page-break/>Глава 2. Преглед на предметната област (да се замени с конкретно заглавие според заданието) (10-15стр.)<text:bookmark-end text:name="__RefHeading__3678_1271752083"/></text:p>
      <text:p text:style-name="AsenHeading2"><text:bookmark-start text:name="__RefHeading__3680_1271752083"/>2.1. Основни дефиниции<text:bookmark-end text:name="__RefHeading__3680_1271752083"/></text:p>
      <text:p text:style-name="AsenHeading2"><text:bookmark-start text:name="__RefHeading__3682_1271752083"/>2.2. Подходи, методи (евентуално модели и стандарти) за решаване на проблемите<text:bookmark-end text:name="__RefHeading__3682_1271752083"/></text:p>
      <text:p text:style-name="AsenHeading2"><text:bookmark-start text:name="__RefHeading__3684_1271752083"/>2.3. Съществуващи решения (практически реализации)<text:bookmark-end text:name="__RefHeading__3684_1271752083"/></text:p>
      <text:p text:style-name="AsenHeading2"><text:bookmark-start text:name="__RefHeading__3686_1271752083"/>2.4. Избор на критерии за сравнение и сравнителен анализ на решения/методи/стандарти/...<text:bookmark-end text:name="__RefHeading__3686_1271752083"/></text:p>
      <text:p text:style-name="P19"><text:bookmark-start text:name="__RefHeading__3732_1271752083"/>2.5. Изводи<text:bookmark-end text:name="__RefHeading__3732_1271752083"/></text:p>
      <text:p text:style-name="P29"/>
      <text:p text:style-name="P24"><text:bookmark-start text:name="__RefHeading__3734_1271752083"/>Глава 3. Използвани технологии, платформи и/или методологии (за практическото решаване на проблема) (10-15стр.)<text:bookmark-end text:name="__RefHeading__3734_1271752083"/></text:p>
      <text:p text:style-name="AsenHeading2"><text:bookmark-start text:name="__RefHeading__3692_1271752083"/>3.1. Изисквания към средствата (технологии, платформи и методологии)<text:bookmark-end text:name="__RefHeading__3692_1271752083"/></text:p>
      <text:p text:style-name="AsenHeading2"><text:bookmark-start text:name="__RefHeading__3694_1271752083"/>3.2. Видове средства (технологии, платформи и методологии) и начин и място за използването им – сравнителен анализ<text:bookmark-end text:name="__RefHeading__3694_1271752083"/></text:p>
      <text:p text:style-name="P41"><text:span text:style-name="T14">За да се</text:span> изб<text:span text:style-name="T14">ерат</text:span> подходящи <text:span text:style-name="T14">технологии и инструменти</text:span> за реализация на <text:span text:style-name="T14">програмния продукт се вземат в предвид няколко основни фактора:</text:span></text:p>
      <text:list xml:id="list2292675118735468838" text:style-name="L2">
        <text:list-item>
          <text:p text:style-name="P59">Платформено независими</text:p>
        </text:list-item>
        <text:list-item>
          <text:p text:style-name="P59">Безплатни и с отворен кодовата</text:p>
        </text:list-item>
        <text:list-item>
          <text:p text:style-name="P59">Възможност за разширение</text:p>
        </text:list-item>
      </text:list>
      <text:p text:style-name="P42">Оценявайки по тези характеристики всеки един инструмент се прави класификация и се избира най-подходящия, който в последствие ще изполваме.</text:p>
      <text:p text:style-name="P42"><text:span text:style-name="T1">3.2.1</text:span> <text:span text:style-name="T1">Избор на синтезатор за глас.</text:span></text:p>
      <text:p text:style-name="P42"><text:span text:style-name="T30">Развитието на </text:span>двете основни технологии <text:span text:style-name="T30">свързани с гласова интерпретация - </text:span><text:span text:style-name="T15">Text-to-speech </text:span><text:span text:style-name="T19">и </text:span><text:span text:style-name="T18">Speech-to-text </text:span><text:span text:style-name="T19">доведе до </text:span><text:span text:style-name="T20">излизането на пазара на множество продукти предлагащи различна имплементация. Инструментите които привлякоха вниманието ми са следните:</text:span></text:p>
      <text:list xml:id="list6353969848537028307" text:style-name="L3">
        <text:list-item>
          <text:p text:style-name="P60"><text:span text:style-name="T1">Синтезатор SpeechLab („Гергана“)</text:span><text:span text:style-name="T1"><text:reference-ref text:reference-format="text" text:ref-name="Синтезатор SpeechLab („Гергана&quot;)">[1]</text:reference-ref></text:span></text:p>
        </text:list-item>
      </text:list>
      <text:p text:style-name="P52"><text:soft-page-break/>Продуктът <text:span text:style-name="T1">SpeechLab</text:span>, с неговия глас „Гергана“, е първия висококачествен синтезатор на българска реч. Въпреки че към момента има още две алтернативи, гласа „Гергана“ си остава най-предпочитания от масата незрящи, особено за работа (поради добрия баланс между пъргавост и отчетливост). Като негов недостатък може да се изтъкне липсата на поддръжка на по-рядко използвани знаци от Unicode кодовата таблица, като например знакът за неравенство (≠), и др. под<text:span text:style-name="T31">обни.</text:span> Освен с четенето на текстове на български, SpeechLab се справя прилично добре и с четенето на текстове на английски, което си е предимство.</text:p>
      <text:p text:style-name="P53"><text:span text:style-name="T1">SpeechLab</text:span> се разпространява безплатно, но само за хората със зрителни увреждания в България. <text:span text:style-name="T31">Х</text:span>ората със зрителни увреждания <text:span text:style-name="T31">получават </text:span>безплатен индивидуален лиценз за некомерсиално ползване на SpeechLab 2.0 от Фондация "Хоризонти" или от Съюза на слепите в България.</text:p>
      <text:p text:style-name="P53">Инсталирането на <text:span text:style-name="T26">SpeechLab</text:span> е много лесно. Стартира се изпълнимия файл на инсталиращата програма, щрака се няколко пъти на бутона <text:span text:style-name="T16">Next</text:span>, след това на бутона <text:span text:style-name="T16">Install</text:span>, а накрая – на бутона <text:span text:style-name="T16">Finish</text:span> и инсталирането е завършено. Препоръчително е след края на инсталацията да рестартирате компютъра. След това гласа „Гергана“ („Gergana“) ще бъде наличен за избор в екрана за настройка на текст-към-реч в контролния панел наWindows, както и в настройките за SAPI5 в съответния екранен четец.</text:p>
      <text:list xml:id="list2952458813027658322" text:style-name="L4">
        <text:list-item>
          <text:p text:style-name="P61"><text:span text:style-name="T2">Синтезатор Innoetics Irina („Ирина“)</text:span><text:span text:style-name="T2"><text:reference-ref text:reference-format="text" text:ref-name="Синтезатор Innoetics Irina („Ирина“)">[2]</text:reference-ref></text:span></text:p>
        </text:list-item>
      </text:list>
      <text:p text:style-name="P52">Гласът „Ирина“ е разработен от гръцката фирма „Innoetics“. Негово основно предимство е естествеността на звученето на гласа. <text:span text:style-name="T31">П</text:span>латен е (към текущия момент – 39 евро за един самостоятелен лиценз); макар и достатъчно отчетлив и приятен за слушане на текст на български, гласа „Ирина“ не се справя толкова добре с отчетливостта при четене на текстове на английски.</text:p>
      <text:list xml:id="list446381569341394340" text:style-name="L5">
        <text:list-item>
          <text:p text:style-name="P62"><text:span text:style-name="T3">Синтезатор </text:span><text:span text:style-name="T17">eSpeak</text:span><text:span text:style-name="T3"> (и с български глас)</text:span><text:span text:style-name="T3"><text:reference-ref text:reference-format="text" text:ref-name="Синтезатор eSpeak (и с български глас)">[3]</text:reference-ref></text:span></text:p>
        </text:list-item>
      </text:list>
      <text:p text:style-name="P50">Многоезичният речев синтезатор <text:span text:style-name="T26">eSpeak</text:span> е едно напълно безплатно и с отворен код решение за прочитане на текстове на глас на множество езици. Негов главен недостатък е в качеството на изходната реч – повечето потребители (особено тези свикнали с по-висококачествените речеви синтезатори), намират качеството на <text:span text:style-name="T26">eSpeak</text:span> за незадоволително. Едно от предимствата му е в пъргавостта (времето за реакция) при работа. Това обаче е за сметка на отчетливостта (разбираемостта) му. Друго негово предимство е това, че може коректно (макар и в повечето случаи – на английски) да произнася доста по-голям набор от знаци от <text:span text:style-name="T16">Unicode</text:span> кодовата таблица, в сравнение със <text:span text:style-name="T26">SpeechLab</text:span>.</text:p>
      <text:p text:style-name="P51">Сдобиването с <text:span text:style-name="T26">eSpeak</text:span> става чрез изтегляне на инсталационния му пакет от официалния му <text:span text:style-name="T31">уеб сайт</text:span>: <text:a xlink:type="simple" xlink:href="http://espeak.sourceforge.net/" text:style-name="Internet_20_link" text:visited-style-name="Visited_20_Internet_20_Link">http://espeak.sourceforge.net</text:a>, от раздела „<text:span text:style-name="T16">Download</text:span>“.</text:p>
      <text:p text:style-name="P44">Наличието на Български език в <text:span text:style-name="T26">eSpeak</text:span><text:span text:style-name="T26"><text:reference-ref text:reference-format="text" text:ref-name="ESpeak: Speech Synthesizer">[4]</text:reference-ref></text:span><text:span text:style-name="T19"> и възможността за използването му без заплащане на лиценз наклони везните в негова посока. </text:span><text:span text:style-name="T21">Архитектурата на системата позволява замяна на избрания инструмент, като единственото което трябва да се направи е да се добави имплементация за нов синтезатор на глас и </text:span><text:soft-page-break/><text:span text:style-name="T21">да се смени инициализирането на синтезатора при старт на системата.</text:span></text:p>
      <text:p text:style-name="P43"><text:span text:style-name="T1">3.2.1</text:span> <text:span text:style-name="T1">Избор на </text:span><text:span text:style-name="T4">инструмент за извличане на текст от различни файлове</text:span></text:p>
      <text:p text:style-name="P63">Извличането на текст от файлове с разнороден произход е задача, която изисква задълбочено изследване. Съществува възможност за създаване на алгоритъм, който да трансформира желаните файлове във формат, който е удобен на нас. Но този подход не е лесно разширим и добавянето на всеки нов файлов формат ще изисква значително време и усилие. </text:p>
      <text:p text:style-name="P63"><text:span text:style-name="T35">Извличане на текст от файл е сравнително популярна операция и е добре да се разгледа възможността да се използва готов инструмент, позволяващ желаните трансформации. Дори да не поддържа всички възможни файлови формати, ще е нужно да пишем алгоритъм единствено за липсващите такива, което значително ще улесни разработването на системата.</text:span></text:p>
      <text:p text:style-name="P45">Apache Tika<text:reference-ref text:reference-format="text" text:ref-name="Apache Tika - a content analysis toolkit">[5]</text:reference-ref><text:span text:style-name="T19"> </text:span><text:span text:style-name="T22">е инструмент със свободен лиценз, позволяващ анализ и извличане съдържанието и метаданните на огромен набор от файлове, включително популярните </text:span><text:span text:style-name="T27">PDF </text:span><text:span text:style-name="T22">и</text:span><text:span text:style-name="T27"> PPT</text:span><text:span text:style-name="T22">. </text:span><text:span text:style-name="T23">Броя на поддържаните файлови формати ще направи разширяването на </text:span><text:span text:style-name="T28">Ultimate Speaker </text:span><text:span text:style-name="T23">изключително лесно. </text:span><text:span text:style-name="T25">Има възможност за дефиниране на </text:span><text:span text:style-name="T23">собствен</text:span><text:span text:style-name="T25">и</text:span><text:span text:style-name="T23"> анализатор, </text:span><text:span text:style-name="T25">което на практика е всичко от което се нуждаем.</text:span></text:p>
      <text:p text:style-name="P47"/>
      <text:p text:style-name="AsenHeading2"><text:bookmark-start text:name="__RefHeading__3696_1271752083"/>3.3. Избор на средствата (технологии, платформи и методологии)<text:bookmark-end text:name="__RefHeading__3696_1271752083"/></text:p>
      <text:p text:style-name="AsenHeading2"><text:bookmark-start text:name="__RefHeading__3698_1271752083"/>3.4. Изводи<text:bookmark-end text:name="__RefHeading__3698_1271752083"/></text:p>
      <text:p text:style-name="P27"/>
      <text:p text:style-name="P25"><text:bookmark-start text:name="__RefHeading__3700_1271752083"/>Глава 4. Анализ (10-15стр.)<text:bookmark-end text:name="__RefHeading__3700_1271752083"/></text:p>
      <text:p text:style-name="AsenHeading2"><text:bookmark-start text:name="__RefHeading__3702_1271752083"/>4.1. Концептуален модел<text:bookmark-end text:name="__RefHeading__3702_1271752083"/></text:p>
      <text:p text:style-name="AsenHeading2"><text:bookmark-start text:name="__RefHeading__3704_1271752083"/>4.2. Потребителски (функционални) изисквания (права, роли, статуси, диаграми, ...)<text:bookmark-end text:name="__RefHeading__3704_1271752083"/></text:p>
      <text:p text:style-name="AsenHeading2"><text:bookmark-start text:name="__RefHeading__3706_1271752083"/>4.3. Качествени (нефункционални) изисквания (като напр. преносимост, използваемост, скалируемост, поддръжка, ...)<text:bookmark-end text:name="__RefHeading__3706_1271752083"/></text:p>
      <text:p text:style-name="AsenHeading2"><text:bookmark-start text:name="__RefHeading__3708_1271752083"/>4.4. Работни (бизнес) процеси<text:bookmark-end text:name="__RefHeading__3708_1271752083"/></text:p>
      <text:p text:style-name="AsenHeading2"><text:bookmark-start text:name="__RefHeading__3710_1271752083"/>4.5. Изводи<text:bookmark-end text:name="__RefHeading__3710_1271752083"/></text:p>
      <text:p text:style-name="P27"/>
      <text:p text:style-name="AsenHeading1"><text:bookmark-start text:name="__RefHeading__3736_1271752083"/><text:soft-page-break/>Глава 5. Проектиране (10-15стр.)<text:bookmark-end text:name="__RefHeading__3736_1271752083"/></text:p>
      <text:p text:style-name="AsenHeading2"><text:bookmark-start text:name="__RefHeading__3738_1271752083"/>5.1. Обща архитектура – напр. слоеве, модули, блокове, компоненти...<text:bookmark-end text:name="__RefHeading__3738_1271752083"/></text:p>
      <text:p text:style-name="AsenHeading2"><text:bookmark-start text:name="__RefHeading__3740_1271752083"/>5.2. Модел на данните (напр. база данни, файлова структура, ...)<text:bookmark-end text:name="__RefHeading__3740_1271752083"/></text:p>
      <text:p text:style-name="AsenHeading2"><text:bookmark-start text:name="__RefHeading__3742_1271752083"/>5.3. Диаграми (на структура и поведение - по слоеве и модули, с извадки от кода)<text:bookmark-end text:name="__RefHeading__3742_1271752083"/></text:p>
      <text:p text:style-name="P22"><text:bookmark-start text:name="__RefHeading__3744_1271752083"/>5.4. Потребителски интерфейс (опционално)<text:bookmark-end text:name="__RefHeading__3744_1271752083"/></text:p>
      <text:p text:style-name="P21"><text:bookmark-start text:name="__RefHeading__3786_1271752083"/>5.5. Ресурсни и спомагателни модули (опционално)<text:bookmark-end text:name="__RefHeading__3786_1271752083"/></text:p>
      <text:p text:style-name="P33"/>
      <text:p text:style-name="AsenHeading1"><text:bookmark-start text:name="__RefHeading__3788_1271752083"/>Глава 6. Реализация, тестване/експерименти и (евентуално) внедряване (10-15стр.)<text:bookmark-end text:name="__RefHeading__3788_1271752083"/></text:p>
      <text:p text:style-name="AsenHeading2"><text:bookmark-start text:name="__RefHeading__3790_1271752083"/>6.1. Реализация на модулите<text:bookmark-end text:name="__RefHeading__3790_1271752083"/></text:p>
      <text:p text:style-name="AsenHeading2"><text:bookmark-start text:name="__RefHeading__3792_1271752083"/>6.2. Системна интеграция (опционално)<text:bookmark-end text:name="__RefHeading__3792_1271752083"/></text:p>
      <text:p text:style-name="AsenHeading2"><text:bookmark-start text:name="__RefHeading__3794_1271752083"/>6.3. Планиране на тестването - тестови сценарии, процедури, ...<text:bookmark-end text:name="__RefHeading__3794_1271752083"/></text:p>
      <text:p text:style-name="AsenHeading2"><text:bookmark-start text:name="__RefHeading__3796_1271752083"/>6.4. Модулно и системно тестване<text:bookmark-end text:name="__RefHeading__3796_1271752083"/></text:p>
      <text:p text:style-name="AsenHeading2"><text:bookmark-start text:name="__RefHeading__3798_1271752083"/>6.5. Анализ на резултатите от тестването и начин на отразяването им<text:bookmark-end text:name="__RefHeading__3798_1271752083"/></text:p>
      <text:p text:style-name="AsenHeading2"><text:bookmark-start text:name="__RefHeading__3800_1271752083"/>6.6. Експериментално внедряване (технологични изисквания, инсталиране, условия, използване, ...)<text:bookmark-end text:name="__RefHeading__3800_1271752083"/></text:p>
      <text:p text:style-name="P27"/>
      <text:p text:style-name="P27"/>
      <text:p text:style-name="AsenHeading1"><text:bookmark-start text:name="__RefHeading__3802_1271752083"/><text:soft-page-break/>Глава 7. Заключение (1-2стр.)<text:bookmark-end text:name="__RefHeading__3802_1271752083"/></text:p>
      <text:p text:style-name="AsenHeading2"><text:bookmark-start text:name="__RefHeading__3804_1271752083"/>7.1. Обобщение на изпълнението на началните цели<text:bookmark-end text:name="__RefHeading__3804_1271752083"/></text:p>
      <text:p text:style-name="AsenHeading2"><text:bookmark-start text:name="__RefHeading__3806_1271752083"/>7.2. Насоки за бъдещо развитие и усъвършенстване<text:bookmark-end text:name="__RefHeading__3806_1271752083"/></text:p>
      <text:p text:style-name="P27"/>
      <text:p text:style-name="P27"/>
      <text:p text:style-name="AsenHeading1"><text:bookmark-start text:name="__RefHeading__3808_1271752083"/>Използвана литература<text:bookmark-end text:name="__RefHeading__3808_1271752083"/></text:p>
      <text:p text:style-name="P28"><text:s/>(min 10 литературни източника – статии, книги, с, форматирани съгласно MLA Style - <text:a xlink:type="simple" xlink:href="http://www.library.mun.ca/guides/howto/mla.php" text:style-name="Internet_20_link" text:visited-style-name="Visited_20_Internet_20_Link">http://www.library.mun.ca/guides/howto/mla.php</text:a>)</text:p>
      <text:p text:style-name="P40"><text:reference-mark-start text:name="Синтезатор SpeechLab („Гергана&quot;)"/><text:span text:style-name="T13">[1]</text:span><text:reference-mark-end text:name="Синтезатор SpeechLab („Гергана&quot;)"/><text:span text:style-name="T13">"Тестове: Синтезатор SpeechLab („Гергана")." Тестове: Синтезатор SpeechLab („Гергана"). N.p., 23 Apr. 2014. Web. 25 Feb. 2015. &lt;</text:span><text:a xlink:type="simple" xlink:href="http://testove.nllb.bg/mod/page/view.php?id=25" text:style-name="Internet_20_link" text:visited-style-name="Visited_20_Internet_20_Link"><text:span text:style-name="T13">http://testove.nllb.bg/mod/page/view.php?id=25</text:span></text:a><text:span text:style-name="T13">&gt;.</text:span></text:p>
      <text:p text:style-name="P38"><text:reference-mark-start text:name="Синтезатор Innoetics Irina („Ирина“)"/><text:span text:style-name="T13">[2]</text:span><text:reference-mark-end text:name="Синтезатор Innoetics Irina („Ирина“)"/>"Тестове: Синтезатор Innoetics Irina („Ирина“)." Тестове: Синтезатор Innoetics Irina („Ирина“). N.p., 23 Apr. 2014. Web. 25 Feb. 2015. &lt;<text:a xlink:type="simple" xlink:href="http://testove.nllb.bg/mod/page/view.php?id=25" text:style-name="Internet_20_link" text:visited-style-name="Visited_20_Internet_20_Link">http://testove.nllb.bg/mod/page/view.php?id=2</text:a><text:a xlink:type="simple" xlink:href="http://testove.nllb.bg/mod/page/view.php?id=25" text:style-name="Internet_20_link" text:visited-style-name="Visited_20_Internet_20_Link"><text:span text:style-name="T12">6</text:span></text:a>&gt;.</text:p>
      <text:p text:style-name="P39"><text:reference-mark-start text:name="Синтезатор eSpeak (и с български глас)"/><text:span text:style-name="T13">[3]</text:span><text:reference-mark-end text:name="Синтезатор eSpeak (и с български глас)"/>"Тестове: Синтезатор <text:span text:style-name="T12">eSpeak (и с български глас)</text:span>." Тестове: Синтезатор <text:span text:style-name="T12">eSpeak (и с български глас)</text:span>. N.p., 23 Apr. 2014. Web. 25 Feb. 2015. &lt;<text:a xlink:type="simple" xlink:href="http://testove.nllb.bg/mod/page/view.php?id=27" text:style-name="Internet_20_link" text:visited-style-name="Visited_20_Internet_20_Link">http://testove.nllb.bg/mod/page/view.php?id=2</text:a><text:a xlink:type="simple" xlink:href="http://testove.nllb.bg/mod/page/view.php?id=27" text:style-name="Internet_20_link" text:visited-style-name="Visited_20_Internet_20_Link"><text:span text:style-name="T12">7</text:span></text:a>&gt;.</text:p>
      <text:p text:style-name="P46"><text:reference-mark-start text:name="ESpeak: Speech Synthesizer"/>[4]<text:reference-mark-end text:name="ESpeak: Speech Synthesizer"/>"ESpeak Text to Speech." ESpeak: Speech Synthesizer. N.p., n.d. Web. 01 Mar. 2015. &lt;<text:a xlink:type="simple" xlink:href="http://espeak.sourceforge.net/" text:style-name="Internet_20_link" text:visited-style-name="Visited_20_Internet_20_Link">http://espeak.sourceforge.net/</text:a>&gt;</text:p>
      <text:p text:style-name="P48"><text:reference-mark-start text:name="Apache Tika - a content analysis toolkit"/>[5]<text:reference-mark-end text:name="Apache Tika - a content analysis toolkit"/><text:span text:style-name="T34">"Apache Tika - Apache Tika." Apache Tika - Apache Tika. N.p., n.d. Web. 09 Mar. 2015. &lt;http://tika.apache.org/&gt;</text:span></text:p>
      <text:p text:style-name="P37"/>
      <text:p text:style-name="P27"/>
      <text:p text:style-name="AsenHeading1"><text:bookmark-start text:name="__RefHeading__3810_1271752083"/>Приложения (опционално)<text:bookmark-end text:name="__RefHeading__3810_1271752083"/></text:p>
      <text:p text:style-name="P27"/>
      <text:p text:style-name="AsenHeading2"><text:bookmark-start text:name="__RefHeading__3812_1271752083"/>Приложение 1: Терминологичен речник (опционално) (1-2стр.)<text:bookmark-end text:name="__RefHeading__3812_1271752083"/></text:p>
      <text:p text:style-name="P27"/>
      <text:p text:style-name="AsenHeading2"><text:bookmark-start text:name="__RefHeading__3814_1271752083"/>Приложение 2, 3, ....:<text:bookmark-end text:name="__RefHeading__3814_1271752083"/></text:p>
      <text:p text:style-name="P28"><text:s/>напр. код или извадки от кода, наръчник на потребителя, екрани от потребителския интерфейс, спецификации, диаграми, и др.</text:p>
      <text:p text:style-name="P27"/>
      <text:p text:style-name="P27"/>
      <text:p text:style-name="P27"><text:soft-page-break/></text:p>
      <text:p text:style-name="P27"/>
      <text:p text:style-name="AsenHeading1"><text:bookmark-start text:name="__RefHeading__3816_1271752083"/>Изисквания за оформяне на дипломната работа:<text:bookmark-end text:name="__RefHeading__3816_1271752083"/></text:p>
      <text:p text:style-name="P27"/>
      <text:p text:style-name="P27">3. Чуждестранните термини да бъдат преведени, а където това не е възможно – цитирани в курсив и нечленувани.</text:p>
      <text:p text:style-name="P49">6. Да се избягват пренасянията на нова страница на заглавия на секции, фигури и таблици.</text:p>
      <text:p text:style-name="P27">7. Да се избягват празни участъци на страници вследствие пренасянето на фигури на нова страница.</text:p>
      <text:p text:style-name="P27">8. Всички фигури и таблици да бъдат номерирани и именовани (непосредствено след фигурата или таблицата).</text:p>
      <text:p text:style-name="P27">9. Всички фигури и таблици да бъдат цитирани в текста.</text:p>
      <text:p text:style-name="P27">10. Използваните фигури от други източници да бъдат цитирани.</text:p>
      <text:p text:style-name="P27">11. Всички цитати да бъдат отразени в списъка на използваната литература.</text:p>
      <text:p text:style-name="P27">12. Всички източници от списъка на използваната литература да бъдат цитирани в текста.</text:p>
      <text:p text:style-name="P27">13. Използваната литература да се цитира съгласно MLA Style - http://www.library.mun.ca/guides/howto/mla.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senParagraphStyle" style:family="paragraph" style:parent-style-name="Text_20_body" style:default-outline-level="" style:list-style-name="" style:master-page-name="">
      <style:paragraph-properties fo:margin-left="0in" fo:margin-right="0in" fo:line-height="100%" fo:text-align="justify" style:justify-single-word="false" fo:text-indent="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AsenCodeStyle" style:family="paragraph" style:parent-style-name="Text_20_body" style:auto-update="true" style:master-page-name="">
      <style:paragraph-properties style:page-number="auto"/>
      <style:text-properties style:font-name="Courier" fo:font-family="Courier" style:font-style-name="Regular" style:font-family-generic="modern" style:font-pitch="fixed" fo:font-size="9pt" style:font-size-asian="10.5pt"/>
    </style:style>
    <style:style style:name="AsenHeading1" style:family="paragraph" style:parent-style-name="Heading_20_1" style:next-style-name="AsenParagraphStyle" style:auto-update="true" style:default-outline-level="" style:list-style-name="" style:master-page-name="">
      <style:paragraph-properties style:page-number="auto"/>
      <style:text-properties style:font-name="Times New Roman1" fo:font-family="'Times New Roman'" style:font-style-name="Bold" style:font-family-generic="roman" style:font-pitch="variable" fo:font-size="16pt" fo:font-style="normal" fo:font-weight="bold" style:font-size-asian="10.5pt" style:font-style-asian="normal" style:font-weight-asian="bold" style:font-style-complex="normal" style:font-weight-complex="bold"/>
    </style:style>
    <style:style style:name="AsenHeading2" style:family="paragraph" style:parent-style-name="Heading_20_2" style:next-style-name="AsenParagraphStyle" style:auto-update="true" style:default-outline-level="" style:list-style-name="">
      <style:text-properties style:font-name="Times New Roman1" fo:font-family="'Times New Roman'" style:font-style-name="Bold" style:font-family-generic="roman" style:font-pitch="variable" fo:font-size="14pt" fo:font-style="normal" style:font-size-asian="10.5pt" style:font-style-asian="normal" style:font-style-complex="normal"/>
    </style:style>
    <style:style style:name="AsenHeading3" style:family="paragraph" style:parent-style-name="Heading_20_3" style:next-style-name="AsenParagraphStyle" style:auto-update="true" style:default-outline-level="" style:list-style-name="" style:master-page-name="">
      <style:paragraph-properties style:page-number="auto"/>
      <style:text-properties style:use-window-font-color="true" style:font-name="Times New Roman1" fo:font-family="'Times New Roman'" style:font-style-name="Bold" style:font-family-generic="roman" style:font-pitch="variable" fo:font-size="12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senHeading" style:family="paragraph" style:parent-style-name="Heading" style:next-style-name="AsenParagraphStyle" style:auto-update="true" style:master-page-name="">
      <style:paragraph-properties style:page-number="auto"/>
      <style:text-properties style:font-name="Times New Roman" fo:font-family="'Times New Roman'" style:font-style-name="Regular" style:font-family-generic="roman" style:font-pitch="variable" fo:font-size="18pt" fo:font-weight="bold" style:font-size-asian="10.5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72in" style:type="right" style:leader-style="dotted" style:leader-text="."/>
        </style:tab-stops>
      </style:paragraph-properties>
    </style:style>
    <style:style style:name="AsenContents1" style:family="paragraph" style:parent-style-name="Contents_20_1" style:auto-update="true">
      <style:paragraph-properties fo:margin-left="0.05in" fo:margin-right="0in" fo:margin-top="0.05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2" style:family="paragraph" style:parent-style-name="Contents_20_2" style:next-style-name="AsenContents1" style:auto-update="true">
      <style:paragraph-properties fo:margin-left="0.2in" fo:margin-right="0in" fo:margin-top="0.0299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3" style:family="paragraph" style:parent-style-name="Contents_20_3" style:auto-update="true">
      <style:text-properties style:font-name="Times New Roman" fo:font-family="'Times New Roman'" style:font-style-name="Regular" style:font-family-generic="roman"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2:15:26.165908963</meta:creation-date>
    <meta:generator>LibreOffice/4.3.5.2.0$Linux_X86_64 LibreOffice_project/430m0$Build-2</meta:generator>
    <dc:date>2015-03-09T22:45:58.600140100</dc:date>
    <meta:editing-duration>PT7H48M39S</meta:editing-duration>
    <meta:editing-cycles>113</meta:editing-cycles>
    <meta:document-statistic meta:table-count="1" meta:image-count="0" meta:object-count="2" meta:page-count="11" meta:paragraph-count="157" meta:word-count="2202" meta:character-count="15518" meta:non-whitespace-character-count="13464"/>
  </office:meta>
</office:document-meta>
</file>